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80000006B2D41513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 with alternate text</text:h>
      <text:p text:style-name="Text_20_body"/>
      <text:p text:style-name="Text_20_body"><draw:frame draw:style-name="fr1" draw:name="graphics1" text:anchor-type="paragraph" svg:width="2.796cm" svg:height="2.494cm" draw:z-index="0"><draw:image xlink:href="Pictures/10000200000000780000006B2D41513E.gif" xlink:type="simple" xlink:show="embed" xlink:actuate="onLoad"/><svg:title>DAISY Logo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9:28:34</meta:creation-date>
    <dc:date>2009-06-23T19:30:17</dc:date>
    <dc:creator>Vincent Spiewak</dc:creator>
    <meta:editing-duration>PT00H00M56S</meta:editing-duration>
    <meta:editing-cycles>1</meta:editing-cycles>
    <meta:generator>OpenOffice.org/3.0$Unix OpenOffice.org_project/300m15$Build-9379</meta:generator>
    <meta:document-statistic meta:table-count="0" meta:image-count="1" meta:object-count="0" meta:page-count="1" meta:paragraph-count="1" meta:word-count="4" meta:character-count="25"/>
  </office:meta>
</office:document-meta>
</file>